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b39" officeooo:paragraph-rsid="000e2b3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e2b39" officeooo:paragraph-rsid="000e2b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2b39" officeooo:paragraph-rsid="000e2b3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011a8" officeooo:paragraph-rsid="001011a8"/>
    </style:style>
    <style:style style:name="P5" style:family="paragraph" style:parent-style-name="Standard">
      <style:text-properties officeooo:rsid="00130866" officeooo:paragraph-rsid="00130866"/>
    </style:style>
    <style:style style:name="P6" style:family="paragraph" style:parent-style-name="Standard">
      <style:text-properties officeooo:rsid="00138842" officeooo:paragraph-rsid="00138842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13e8b7" officeooo:paragraph-rsid="0013e8b7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text-properties officeooo:rsid="000e2b39" officeooo:paragraph-rsid="000e2b39"/>
    </style:style>
    <style:style style:name="P9" style:family="paragraph" style:parent-style-name="Standard" style:list-style-name="L1">
      <style:text-properties officeooo:rsid="000f5a1a" officeooo:paragraph-rsid="000f5a1a"/>
    </style:style>
    <style:style style:name="P10" style:family="paragraph" style:parent-style-name="Standard" style:list-style-name="L1">
      <style:text-properties officeooo:rsid="001011a8" officeooo:paragraph-rsid="001011a8"/>
    </style:style>
    <style:style style:name="P11" style:family="paragraph" style:parent-style-name="Standard" style:list-style-name="L1">
      <style:text-properties officeooo:rsid="00108b6b" officeooo:paragraph-rsid="00108b6b"/>
    </style:style>
    <style:style style:name="P12" style:family="paragraph" style:parent-style-name="Standard" style:list-style-name="L1">
      <style:text-properties officeooo:rsid="00117364" officeooo:paragraph-rsid="00117364"/>
    </style:style>
    <style:style style:name="P13" style:family="paragraph" style:parent-style-name="Standard" style:list-style-name="L1">
      <style:text-properties officeooo:rsid="00130866" officeooo:paragraph-rsid="00130866"/>
    </style:style>
    <style:style style:name="P14" style:family="paragraph" style:parent-style-name="Standard" style:list-style-name="L1">
      <style:text-properties officeooo:rsid="00138842" officeooo:paragraph-rsid="00138842"/>
    </style:style>
    <style:style style:name="P15" style:family="paragraph" style:parent-style-name="Standard" style:list-style-name="L1">
      <style:text-properties officeooo:rsid="0014be0a" officeooo:paragraph-rsid="0014be0a"/>
    </style:style>
    <style:style style:name="P16" style:family="paragraph" style:parent-style-name="Standard" style:list-style-name="L1">
      <style:text-properties officeooo:rsid="00163ea6" officeooo:paragraph-rsid="00163ea6"/>
    </style:style>
    <style:style style:name="T1" style:family="text">
      <style:text-properties officeooo:rsid="00130866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222222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untes </text:p>
      <text:p text:style-name="P1"/>
      <text:p text:style-name="P1">+<text:span text:style-name="T1">G</text:span>it </text:p>
      <text:p text:style-name="P1">+<text:span text:style-name="T1">E</text:span>clipse</text:p>
      <text:p text:style-name="P4">+<text:span text:style-name="T1">U</text:span>nit test</text:p>
      <text:p text:style-name="P4">+<text:span text:style-name="T1">M</text:span>onodevelop</text:p>
      <text:p text:style-name="P5">+Android Studio</text:p>
      <text:p text:style-name="P4"/>
      <text:p text:style-name="P3">NUEVO</text:p>
      <text:p text:style-name="P1"/>
      <text:list xml:id="list6999999103330876759" text:style-name="L1">
        <text:list-item>
          <text:p text:style-name="P8">Eclipse</text:p>
        </text:list-item>
        <text:list-item>
          <text:p text:style-name="P8">Gradle </text:p>
        </text:list-item>
        <text:list-item>
          <text:p text:style-name="P8">Javafx← scene builder (?)</text:p>
        </text:list-item>
        <text:list-item>
          <text:p text:style-name="P9">Javadoc</text:p>
        </text:list-item>
        <text:list-item>
          <text:p text:style-name="P10">Monodevelop </text:p>
        </text:list-item>
        <text:list-item>
          <text:p text:style-name="P10">Monodoc</text:p>
        </text:list-item>
        <text:list-item>
          <text:p text:style-name="P11">Glade</text:p>
        </text:list-item>
        <text:list-item>
          <text:p text:style-name="P12">Android Studio</text:p>
        </text:list-item>
        <text:list-item>
          <text:p text:style-name="P13">Pycharm</text:p>
        </text:list-item>
      </text:list>
      <text:p text:style-name="P5"/>
      <text:p text:style-name="P7">JavaFX</text:p>
      <text:p text:style-name="P7"/>
      <text:list xml:id="list121453636681142" text:continue-numbering="true" text:style-name="L1">
        <text:list-item>
          <text:p text:style-name="P14">Instalar JetBrains ToolsBox,IntelliJ Idea, toolbox app y lo descargas.</text:p>
          <text:p text:style-name="P14"/>
        </text:list-item>
      </text:list>
      <text:p text:style-name="P6"/>
      <text:list xml:id="list121454124145933" text:continue-numbering="true" text:style-name="L1">
        <text:list-item>
          <text:p text:style-name="P15">Lo haremos con java8 → tutorial google: javafx oracle 2 entrada y le das a documentation</text:p>
          <text:p text:style-name="P15"/>
        </text:list-item>
        <text:list-item>
          <text:p text:style-name="P16"><text:a xlink:type="simple" xlink:href="https://docs.oracle.com/javase/8/javase-clienttechnologies.htm" text:style-name="Internet_20_link" text:visited-style-name="Visited_20_Internet_20_Link">https://docs.oracle.com/javase/8/javase-clienttechnologies.htm</text:a></text:p>
        </text:list-item>
      </text:list>
      <text:p text:style-name="Standard"/>
      <text:p text:style-name="Standard">El MVC o Modelo-Vista-Controlador es un patrón de arquitectura de software que, utilizando 3 componentes (Vistas, Models y Controladores) separa la lógica de la aplicación de la lógica de la vista en una aplicació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8:26.412862365</meta:creation-date>
    <dc:date>2019-04-11T12:14:53.203659573</dc:date>
    <meta:editing-duration>PT2H30M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97" meta:character-count="609" meta:non-whitespace-character-count="543"/>
  </office:meta>
</office:document-meta>
</file>